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4925in" fo:margin-right="0in" fo:text-indent="0in" style:auto-text-indent="false"/>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3"/>
    <style:style style:name="P5" style:family="paragraph" style:parent-style-name="Standard" style:list-style-name="L3">
      <style:text-properties officeooo:paragraph-rsid="000020c0"/>
    </style:style>
    <style:style style:name="T1" style:family="text">
      <style:text-properties officeooo:rsid="000020c0"/>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 </text:span>Topics in the QuickBooks Online Certification exam </text:p>
      <text:p text:style-name="Standard"/>
      <text:p text:style-name="Standard">The <text:s/>exam assesses you on:</text:p>
      <text:p text:style-name="Standard"/>
      <text:list xml:id="list2179253569" text:style-name="L1">
        <text:list-item>
          <text:p text:style-name="P2">- The essential tools and workflows to use when setting up clients in QuickBooks Online <text:s/></text:p>
        </text:list-item>
        <text:list-item>
          <text:p text:style-name="P2">- Reviewing a client’s existing QuickBooks Online books <text:s/></text:p>
        </text:list-item>
        <text:list-item>
          <text:p text:style-name="P2">- The different subscription options and levels <text:s/></text:p>
        </text:list-item>
        <text:list-item>
          <text:p text:style-name="P2">- Identifying the correct QuickBooksOnline subscription for a client’s needs <text:s/></text:p>
        </text:list-item>
        <text:list-item>
          <text:p text:style-name="P2">- The pricing and billing options <text:s/></text:p>
        </text:list-item>
        <text:list-item>
          <text:p text:style-name="P2">- The benefits of adding QuickBooks Time and QuickBooks Online Payroll to QuickBooks Online</text:p>
        </text:list-item>
      </text:list>
      <text:p text:style-name="Standard"/>
      <text:p text:style-name="Standard">5 parts of QBO test</text:p>
      <text:p text:style-name="Standard"/>
      <text:p text:style-name="Standard">1. basic admin</text:p>
      <text:p text:style-name="Standard">2. Sales and Money In</text:p>
      <text:p text:style-name="Standard">3. Suplliers and Money Out</text:p>
      <text:p text:style-name="Standard">4. Basic Accounti9ng</text:p>
      <text:p text:style-name="Standard">5. Basic Reporting</text:p>
      <text:p text:style-name="Standard">6. Managing work,m team, clients</text:p>
      <text:p text:style-name="Standard">7. Period and Year end</text:p>
      <text:p text:style-name="Standard"/>
      <text:p text:style-name="Standard"/>
      <text:p text:style-name="Standard">Hands oin skills</text:p>
      <text:p text:style-name="Standard"/>
      <text:p text:style-name="Standard">1. set up a company</text:p>
      <text:p text:style-name="Standard">2. ID automatd tasks</text:p>
      <text:p text:style-name="Standard">3. recoding invoices and sales receitpes</text:p>
      <text:p text:style-name="Standard">4. Manage payments</text:p>
      <text:p text:style-name="Standard">5. Set up banking and credi card acts</text:p>
      <text:p text:style-name="Standard">6. payroll</text:p>
      <text:p text:style-name="Standard">7. Understanding fin reports</text:p>
      <text:p text:style-name="Standard"/>
      <text:p text:style-name="Standard"/>
      <text:p text:style-name="Standard">how to get certified</text:p>
      <text:p text:style-name="Standard"/>
      <text:p text:style-name="Standard">1. goto qbo accountant version and sign up</text:p>
      <text:p text:style-name="Standard">2. goto Proadvisor tab and training</text:p>
      <text:p text:style-name="Standard">3. goto certification hub / self paced</text:p>
      <text:p text:style-name="Standard">4.</text:p>
      <text:p text:style-name="Standard"/>
      <text:p text:style-name="Standard"/>
      <text:p text:style-name="Standard"><text:span text:style-name="T1">1. </text:span>Workflows for onboarding clients to QuickBooks Online </text:p>
      <text:p text:style-name="P1">1. Clients new to QuickBooks Online</text:p>
      <text:p text:style-name="P1">2. Clients already using QuickBooks Online</text:p>
      <text:p text:style-name="P1"/>
      <text:p text:style-name="Standard"/>
      <text:p text:style-name="Standard">The Client onboarding template </text:p>
      <text:p text:style-name="Standard"/>
      <text:list xml:id="list2828812347" text:style-name="L2">
        <text:list-item>
          <text:p text:style-name="P3"><text:soft-page-break/>Select Work</text:p>
        </text:list-item>
        <text:list-item>
          <text:p text:style-name="P3"><text:span text:style-name="T1">S</text:span>elect Create project</text:p>
        </text:list-item>
        <text:list-item>
          <text:p text:style-name="P3"><text:span text:style-name="T1">S</text:span>elect Client onboarding</text:p>
        </text:list-item>
        <text:list-item>
          <text:p text:style-name="P3">Give a project name, then choose the client from the Firm or client dropdown menu.</text:p>
        </text:list-item>
        <text:list-item>
          <text:p text:style-name="P3">You’ll see a list of the default tasks for the Client onboarding template. </text:p>
        </text:list-item>
        <text:list-item>
          <text:p text:style-name="P3"><text:span text:style-name="T1">S</text:span>elect Save</text:p>
        </text:list-item>
        <text:list-item>
          <text:p text:style-name="P3"/>
        </text:list-item>
      </text:list>
      <text:p text:style-name="Standard"/>
      <text:p text:style-name="Standard">Onboarding clients who are new to QuickBooks Online</text:p>
      <text:p text:style-name="Standard"/>
      <text:list xml:id="list3445890298" text:style-name="L3">
        <text:list-item>
          <text:p text:style-name="P4">New Client Checklist</text:p>
        </text:list-item>
        <text:list-item>
          <text:p text:style-name="P4">Which product they need (such as QuickBooks Self-Employed or QuickBooks Online)</text:p>
        </text:list-item>
        <text:list-item>
          <text:p text:style-name="P4">Which QuickBooks Online subscription level is best</text:p>
        </text:list-item>
        <text:list-item>
          <text:p text:style-name="P4">Whether they’d benefit from adding QuickBooks Online Payroll and/or QuickBooks Time</text:p>
        </text:list-item>
        <text:list-item>
          <text:p text:style-name="P5">Signing up a client new to QuickBooks Online</text:p>
        </text:list-item>
        <text:list-item>
          <text:p text:style-name="P5"><text:span text:style-name="T1">A</text:span>dd client</text:p>
        </text:list-item>
        <text:list-item>
          <text:p text:style-name="P5"><text:span text:style-name="T1">F</text:span>ollow the prompts and enter the client’s details</text:p>
        </text:list-item>
        <text:list-item>
          <text:p text:style-name="P5"><text:span text:style-name="T1">S</text:span>elect which team members will have access to the client’s file.</text:p>
        </text:list-item>
        <text:list-item>
          <text:p text:style-name="P5">Choose the appropriate billing method (who will pay the subscription fees and how), Three options: </text:p>
          <text:list>
            <text:list-item>
              <text:p text:style-name="P5">ProAdvisor discount, </text:p>
            </text:list-item>
            <text:list-item>
              <text:p text:style-name="P5">Direct discount, and </text:p>
            </text:list-item>
            <text:list-item>
              <text:p text:style-name="P5">Revenue share.</text:p>
            </text:list-item>
          </text:list>
        </text:list-item>
      </text:list>
      <text:p text:style-name="Standard"/>
      <text:p text:style-name="Standard">https://quickbooks.intuit.com/accountants/products-solutions/pricing-promotions/</text:p>
      <text:p text:style-name="Standard">https://quickbooks.intuit.com/accountants/products-solutions/pricing-promotions/papp/revenue-share/</text:p>
      <text:p text:style-name="Standard"/>
      <text:p text:style-name="Standard"/>
      <text:p text:style-name="Standard">Select Next.</text:p>
      <text:p text:style-name="Standard"/>
      <text:p text:style-name="Standard"/>
      <text:p text:style-name="Standard">Select the appropriate QuickBooks Online subscription level in the second tab, followed by Next.</text:p>
      <text:p text:style-name="Standard"/>
      <text:p text:style-name="Standard"/>
      <text:p text:style-name="Standard">Identifying the correct QuickBooks Online subscription level for a client.</text:p>
      <text:p text:style-name="Standard"/>
      <text:p text:style-name="Standard"/>
      <text:p text:style-name="Standard">In the Payroll and Time tab, add any QuickBooks Online Payroll or QuickBooks Time subscriptions, if required, then select Next.</text:p>
      <text:p text:style-name="Standard"/>
      <text:p text:style-name="Standard">You can learn more about this in the Adding QuickBooks Time and QuickBooks Online Payroll lesson.</text:p>
      <text:p text:style-name="Standard"/>
      <text:p text:style-name="Standard">Check that everything is correct and add a payment method if necessary.</text:p>
      <text:p text:style-name="Standard"/>
      <text:p text:style-name="Standard"><text:s/>Select Place order.</text:p>
      <text:p text:style-name="Standard"/>
      <text:p text:style-name="Standard">New QuickBooks Online company is now added to your Client List:</text:p>
      <text:p text:style-name="Standard"/>
      <text:p text:style-name="Standard"/>
      <text:p text:style-name="Standard"><text:soft-page-break/></text:p>
      <text:p text:style-name="Standard">Completing the onboarding process for clients who are new to QuickBooks Online </text:p>
      <text:p text:style-name="Standard"/>
      <text:p text:style-name="Standard">use a Setup Wizard to help configure the client’s new QuickBooks Online company</text:p>
      <text:p text:style-name="Standard">select the QB icon next to your new client’s name in the Client Dashboard</text:p>
      <text:p text:style-name="Standard">enter the following information</text:p>
      <text:p text:style-name="Standard">- setting up lists for businesses new to QuickBooks Online, reviewing their current customer/vendor lists</text:p>
      <text:p text:style-name="Standard">- Set up product lists</text:p>
      <text:p text:style-name="Standard">- As a skilled bookkeeper, it’s an excellent idea for you to help clients help you by training them in best-practice methods.</text:p>
      <text:p text:style-name="Standard">- Training and mentoring also allow you, as a ProAdvisor, to highlight your value as a subject-matter expert</text:p>
      <text:p text:style-name="Standard">- download the QuickBooks Online app</text:p>
      <text:p text:style-name="Standard"/>
      <text:p text:style-name="Standard"/>
      <text:p text:style-name="Standard">Clients with established businesses will undoubtedly use some other bookkeeping tool (Excel or more comprehensive accountancy software). They could be using QuickBooks Desktop, for instance. </text:p>
      <text:p text:style-name="Standard"/>
      <text:p text:style-name="Standard">- Importing lists into QuickBooks Online is explained in the Importing the chart of accounts, products and services, customers, and vendors lesson</text:p>
      <text:p text:style-name="Standard"/>
      <text:p text:style-name="Standard">- Converting files from QuickBooks Desktop is a complex procedure that should only be carried out by experienced ProAdvisors. You can find out more in our comprehensive training on QuickBooks Desktop Migration</text:p>
      <text:p text:style-name="Standard"/>
      <text:p text:style-name="Standard"/>
      <text:p text:style-name="Standard">Onboarding clients who are already using QuickBooks Online</text:p>
      <text:p text:style-name="Standard"/>
      <text:p text:style-name="Standard">A client invites you to be a qb user.</text:p>
      <text:p text:style-name="Standard"/>
      <text:p text:style-name="Standard">1. From their QuickBooks Online company, your client needs to select Manage users from the Gear icon </text:p>
      <text:p text:style-name="Standard">2. You need to select the Accounting Firms tab</text:p>
      <text:p text:style-name="Standard">3. They then have to enter your email and select Invite</text:p>
      <text:p text:style-name="Standard">4. To complete the process, they need to follow the on-screen verification steps</text:p>
      <text:p text:style-name="Standard"/>
      <text:p text:style-name="Standard">Once your client has sent the invite, you need to accept it. To do this:</text:p>
      <text:p text:style-name="Standard"/>
      <text:p text:style-name="Standard"><text:s text:c="5"/>Check the inbox associated with your QuickBooks Online Accountant and find the email with the subject line: [Company Name] has invited you to use QuickBooks Accountant</text:p>
      <text:p text:style-name="Standard"><text:s text:c="4"/>Select the Accept Invitation link from the email</text:p>
      <text:p text:style-name="Standard"><text:s text:c="4"/>Sign in to your Intuit account and select Accept Invitation again</text:p>
      <text:p text:style-name="Standard"/>
      <text:p text:style-name="Standard"><text:s text:c="4"/>If you have more than one Intuit ID under your email address, choose the accountant company you wish to associate with that client. </text:p>
      <text:p text:style-name="Standard"/>
      <text:p text:style-name="Standard"><text:s text:c="4"/>Note that the member of your team who accepts the client’s invitation first will be the lead for that client. Lead accountants act as the primary contact for the client and handle their bookkeeping within <text:soft-page-break/>your Firm. If the team member’s access is revoked in the future, the lead can be assigned to someone else.</text:p>
      <text:p text:style-name="Standard"><text:s text:c="4"/>Select Continue, and your Client List will appear.</text:p>
      <text:p text:style-name="Standard"/>
      <text:p text:style-name="Standard">Now, you have access to the client’s company data and are ready to wor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3T14:33:28.416714297</meta:creation-date>
    <dc:date>2024-07-13T15:05:16.605028744</dc:date>
    <meta:editing-duration>PT4M47S</meta:editing-duration>
    <meta:editing-cycles>2</meta:editing-cycles>
    <meta:generator>LibreOffice/7.3.7.2$Linux_X86_64 LibreOffice_project/30$Build-2</meta:generator>
    <meta:document-statistic meta:table-count="0" meta:image-count="0" meta:object-count="0" meta:page-count="4" meta:paragraph-count="89" meta:word-count="851" meta:character-count="5281" meta:non-whitespace-character-count="4495"/>
  </office:meta>
</office:document-meta>
</file>